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69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0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">
      <style:table-cell-properties fo:padding="0.071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cc" fo:border="0.06pt solid #000000"/>
    </style:style>
    <style:style style:name="ce7" style:family="table-cell" style:parent-style-name="Default" style:data-style-name="N108">
      <style:table-cell-properties fo:padding="0.071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color="#ff0000" draw:fill="solid" draw:fill-color="#e6e6e6" fo:min-height="4.439cm" fo:padding-top="0.1cm" fo:padding-bottom="0.1cm" fo:padding-left="0.1cm" fo:padding-right="0.1cm" style:protect="position size"/>
    </style:style>
    <style:style style:name="P1" style:family="paragraph">
      <style:paragraph-properties fo:text-align="justify"/>
    </style:style>
    <style:style style:name="P2" style:family="paragraph">
      <style:paragraph-properties fo:text-align="justify"/>
      <style:text-properties fo:font-family="Calibri" style:font-family-generic="swiss" style:font-pitch="variable" fo:font-size="11pt" style:font-size-asian="11pt" style:font-size-complex="11pt"/>
    </style:style>
    <style:style style:name="T1" style:family="text">
      <style:text-properties fo:font-family="Calibri" style:font-family-generic="swiss" style:font-pitch="variable"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alor Destino 03" table:style-name="ta1">
        <table:shapes>
          <draw:frame draw:z-index="0" draw:style-name="gr1" draw:text-style-name="P2" svg:width="13.269cm" svg:height="4.639cm" svg:x="0.172cm" svg:y="5.325cm">
            <draw:text-box>
              <text:p text:style-name="P1"><text:span text:style-name="T1">1) </text:span><text:span text:style-name="T1"><text:tab/></text:span><text:span text:style-name="T1">Con los datos aportados calcule la cuota mensual y el total a pagar y la parte </text:span><text:span text:style-name="T1"><text:tab/></text:span><text:span text:style-name="T1">correspondiente a intereses.</text:span></text:p>
              <text:p text:style-name="P1"><text:span text:style-name="T1"/></text:p>
              <text:p text:style-name="P1"><text:span text:style-name="T1">2) </text:span><text:span text:style-name="T1"><text:tab/></text:span><text:span text:style-name="T1">Usando la herramienta Búsqueda de valor destino, cuál tendría que ser la tasa </text:span><text:span text:style-name="T1"><text:tab/></text:span><text:span text:style-name="T1">de interés anual para que la cuota mensual fuese de 450 €, tenga en cuenta el </text:span><text:span text:style-name="T1"><text:tab/></text:span><text:span text:style-name="T1">signo, pues se trata de un pago.</text:span></text:p>
              <text:p text:style-name="P1"><text:span text:style-name="T1"/></text:p>
              <text:p text:style-name="P1"><text:span text:style-name="T1">3)</text:span><text:span text:style-name="T1"><text:tab/></text:span><text:span text:style-name="T1">Partiendo de los datos originales cuál tendría que ser el plazo para devolver el </text:span><text:span text:style-name="T1"><text:tab/></text:span><text:span text:style-name="T1">préstamo con una cuota de 500 €.</text:span></text:p>
            </draw:text-box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16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úsqueda del valor destino</text:p>
          </table:table-cell>
          <table:covered-table-cell table:style-name="ce4"/>
          <table:table-cell table:number-columns-repeated="1016"/>
        </table:table-row>
        <table:table-row table:style-name="ro2">
          <table:table-cell table:number-columns-repeated="1018"/>
        </table:table-row>
        <table:table-row table:style-name="ro1">
          <table:table-cell table:style-name="ce3" office:value-type="string" calcext:value-type="string">
            <text:p>Tasa de interés anual</text:p>
          </table:table-cell>
          <table:table-cell table:style-name="ce5" office:value-type="percentage" office:value="0.07" calcext:value-type="percentage">
            <text:p>7%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Meses</text:p>
          </table:table-cell>
          <table:table-cell table:style-name="ce3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uota mensual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Préstamo</text:p>
          </table:table-cell>
          <table:table-cell table:style-name="ce7" office:value-type="float" office:value="50000" calcext:value-type="float">
            <text:p>50.000,00 €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otal a pagar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intereses</text:p>
          </table:table-cell>
          <table:table-cell table:style-name="ce6"/>
          <table:table-cell table:number-columns-repeated="1016"/>
        </table:table-row>
        <table:table-row table:style-name="ro2" table:number-rows-repeated="1048566">
          <table:table-cell table:number-columns-repeated="1018"/>
        </table:table-row>
        <table:table-row table:style-name="ro2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">
      <number:number number:decimal-places="2" number:min-integer-digits="1" number:grouping="true"/>
      <number:text> €</number:text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8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18:22:20.63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6-01-31T10:28:46.919000000</meta:creation-date>
    <dc:date>2017-02-28T18:22:27.145000000</dc:date>
    <meta:editing-duration>P0D</meta:editing-duration>
    <meta:editing-cycles>3</meta:editing-cycles>
    <meta:generator>LibreOffice/4.2.4.2$Windows_x86 LibreOffice_project/63150712c6d317d27ce2db16eb94c2f3d7b699f8</meta:generator>
    <meta:document-statistic meta:table-count="1" meta:cell-count="10" meta:object-count="1"/>
  </office:meta>
</office:document-meta>
</file>